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3" svg:font-family="Arial"/>
    <style:font-face style:name="Calibri1" svg:font-family="Calibri"/>
    <style:font-face style:name="Arial" svg:font-family="Arial" style:font-family-generic="swiss"/>
    <style:font-face style:name="Calibri2"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Calibri" svg:font-family="Calibri" style:font-pitch="variable"/>
    <style:font-face style:name="DejaVu Sans1" svg:font-family="'DejaVu Sans'"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2" svg:font-family="'Noto Sans CJK SC Regular'" style:font-pitch="variable"/>
    <style:font-face style:name="DejaVu Sans2" svg:font-family="'DejaVu Sans'" style:font-family-generic="modern" style:font-pitch="variable"/>
    <style:font-face style:name="MS PGothic" svg:font-family="'MS PGothic'"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3" svg:font-family="Calibri" style:font-family-generic="swiss" style:font-pitch="variable"/>
    <style:font-face style:name="DejaVu Sans3"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MS PGothic1" svg:font-family="'MS PGothic'"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miter" draw:fill="none" draw:textarea-vertical-align="middle" draw:auto-grow-height="false" draw:fit-to-size="false" fo:min-height="0cm" fo:min-width="0cm" fo:padding-top="0.141cm" fo:padding-bottom="0.141cm" fo:padding-left="0.281cm" fo:padding-right="0.281cm" fo:wrap-option="wrap"/>
    </style:style>
    <style:style style:name="gr2" style:family="graphic" style:parent-style-name="standard">
      <style:graphic-properties draw:stroke="solid" svg:stroke-width="0.079cm" svg:stroke-color="#ffffff" draw:stroke-linejoin="round" draw:fill="solid" draw:fill-color="#0563c1" draw:textarea-vertical-align="middle" draw:auto-grow-height="false" draw:fit-to-size="false" fo:min-height="0cm" fo:min-width="0cm" fo:padding-top="0.125cm" fo:padding-bottom="0.125cm" fo:padding-left="0.25cm" fo:padding-right="0.25cm" fo:wrap-option="no-wrap"/>
    </style:style>
    <style:style style:name="gr3"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cm" draw:fill="gradient" draw:fill-gradient-name="Gradient_20_2" draw:textarea-vertical-align="middle" draw:auto-grow-height="false" draw:fit-to-size="false" fo:min-height="1.389cm" fo:min-width="1.133cm" fo:padding-top="0.127cm" fo:padding-bottom="0.127cm" fo:padding-left="0.254cm" fo:padding-right="0.254cm" fo:wrap-option="wrap"/>
    </style:style>
    <style:style style:name="gr5" style:family="graphic" style:parent-style-name="standard">
      <style:graphic-properties draw:stroke="none" svg:stroke-width="0cm" draw:fill="gradient" draw:fill-gradient-name="Gradient_20_3" draw:opacity-name="msTransGradient_20_2" draw:textarea-vertical-align="middle" draw:auto-grow-height="false" draw:fit-to-size="false" fo:min-height="0.635cm" fo:min-width="0.693cm" fo:padding-top="0.127cm" fo:padding-bottom="0.127cm" fo:padding-left="0.254cm" fo:padding-right="0.254cm" fo:wrap-option="wrap"/>
    </style:style>
    <style:style style:name="gr6" style:family="graphic" style:parent-style-name="standard" style:list-style-name="L4">
      <style:graphic-properties draw:stroke="none" svg:stroke-width="0cm" draw:fill="none" draw:textarea-vertical-align="top" draw:auto-grow-height="true" draw:fit-to-size="false" fo:min-height="0cm" fo:min-width="0cm" fo:padding-top="0.141cm" fo:padding-bottom="0.141cm" fo:padding-left="0.281cm" fo:padding-right="0.281cm" fo:wrap-option="wrap"/>
    </style:style>
    <style:style style:name="gr7" style:family="graphic" style:parent-style-name="standard">
      <style:graphic-properties draw:stroke="none" svg:stroke-width="0cm" draw:fill="gradient" draw:fill-gradient-name="Gradient_20_2" draw:textarea-vertical-align="middle" draw:auto-grow-height="false" draw:fit-to-size="false" fo:min-height="1.58cm" fo:min-width="1.289cm" fo:padding-top="0.127cm" fo:padding-bottom="0.127cm" fo:padding-left="0.254cm" fo:padding-right="0.254cm" fo:wrap-option="wrap"/>
    </style:style>
    <style:style style:name="gr8" style:family="graphic" style:parent-style-name="standard">
      <style:graphic-properties draw:stroke="none" svg:stroke-width="0cm" draw:fill="gradient" draw:fill-gradient-name="Gradient_20_3" draw:opacity-name="msTransGradient_20_4" draw:textarea-vertical-align="middle" draw:auto-grow-height="false" draw:fit-to-size="false" fo:min-height="0.741cm" fo:min-width="0.807cm" fo:padding-top="0.127cm" fo:padding-bottom="0.127cm" fo:padding-left="0.254cm" fo:padding-right="0.254cm" fo:wrap-option="wrap"/>
    </style:style>
    <style:style style:name="gr9" style:family="graphic" style:parent-style-name="standard" style:list-style-name="L4">
      <style:graphic-properties draw:stroke="none" svg:stroke-width="0cm" draw:fill="none" draw:textarea-vertical-align="top" draw:auto-grow-height="true" draw:fit-to-size="false" fo:min-height="0cm" fo:min-width="0cm" fo:padding-top="0.141cm" fo:padding-bottom="0.141cm" fo:padding-left="0.281cm" fo:padding-right="0.281cm" fo:wrap-option="wrap"/>
    </style:style>
    <style:style style:name="gr10" style:family="graphic" style:parent-style-name="standard">
      <style:graphic-properties draw:stroke="solid" svg:stroke-width="0.071cm" svg:stroke-color="#2e75b6" draw:marker-end="msArrowOpenEnd_20_5" draw:marker-end-width="0.319cm" draw:marker-end-center="false" draw:stroke-linejoin="miter"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71cm" svg:stroke-color="#2e75b6" draw:marker-end="msArrowOpenEnd_20_5" draw:marker-end-width="0.319cm" draw:marker-end-center="false" draw:stroke-linejoin="miter" draw:fill="none" draw:textarea-vertical-align="top" draw:auto-grow-height="false" fo:min-height="0.93cm" fo:min-width="0cm" fo:padding-top="0.125cm" fo:padding-bottom="0.125cm" fo:padding-left="0.25cm" fo:padding-right="0.25cm" fo:wrap-option="wrap"/>
    </style:style>
    <style:style style:name="gr12" style:family="graphic" style:parent-style-name="standard">
      <style:graphic-properties draw:stroke="solid" svg:stroke-width="0.071cm" svg:stroke-color="#ff0000" draw:marker-end="msArrowOpenEnd_20_5" draw:marker-end-width="0.319cm" draw:marker-end-center="false" draw:stroke-linejoin="miter"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106cm" svg:stroke-color="#00ff00" draw:marker-start="msArrowOpenEnd_20_5" draw:marker-start-width="0.477cm" draw:marker-start-center="false" draw:marker-end="msArrowOpenEnd_20_5" draw:marker-end-width="0.477cm" draw:marker-end-center="false" draw:stroke-linejoin="miter"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106cm" svg:stroke-color="#00ff00" draw:marker-start="msArrowOpenEnd_20_5" draw:marker-start-width="0.477cm" draw:marker-start-center="false" draw:marker-end="msArrowOpenEnd_20_5" draw:marker-end-width="0.477cm" draw:marker-end-center="false" draw:stroke-linejoin="miter" draw:fill="none" draw:textarea-vertical-align="top" draw:auto-grow-height="false" fo:min-height="1.081cm" fo:min-width="0cm" fo:padding-top="0.125cm" fo:padding-bottom="0.125cm" fo:padding-left="0.25cm" fo:padding-right="0.25cm" fo:wrap-option="wrap"/>
    </style:style>
    <style:style style:name="gr15" style:family="graphic" style:parent-style-name="standard">
      <style:graphic-properties draw:stroke="solid" svg:stroke-width="0.071cm" svg:stroke-color="#2e75b6" draw:marker-end="msArrowOpenEnd_20_5" draw:marker-end-width="0.319cm" draw:marker-end-center="false" draw:stroke-linejoin="miter" draw:fill="none" draw:textarea-vertical-align="top" draw:auto-grow-height="false" fo:min-height="0.798cm" fo:min-width="0cm" fo:padding-top="0.125cm" fo:padding-bottom="0.125cm" fo:padding-left="0.25cm" fo:padding-right="0.25cm" fo:wrap-option="wrap"/>
    </style:style>
    <style:style style:name="gr16" style:family="graphic" style:parent-style-name="standard">
      <style:graphic-properties draw:stroke="solid" svg:stroke-width="0.071cm" svg:stroke-color="#2e75b6" draw:marker-end="msArrowOpenEnd_20_5" draw:marker-end-width="0.319cm" draw:marker-end-center="false" draw:stroke-linejoin="miter" draw:fill="none" draw:textarea-vertical-align="top" draw:auto-grow-height="false" fo:min-height="1.524cm" fo:min-width="6.251cm" fo:padding-top="0.125cm" fo:padding-bottom="0.125cm" fo:padding-left="0.25cm" fo:padding-right="0.25cm" fo:wrap-option="wrap"/>
    </style:style>
    <style:style style:name="gr17" style:family="graphic" style:parent-style-name="standard">
      <style:graphic-properties draw:stroke="solid" svg:stroke-width="0.035cm" svg:stroke-color="#5b9bd5" draw:stroke-linejoin="round" draw:fill="solid" draw:fill-color="#242490"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106cm" svg:stroke-color="#5b9bd5" draw:marker-end="msArrowOpenEnd_20_5" draw:marker-end-width="0.477cm" draw:marker-end-center="false" draw:stroke-linejoin="miter" draw:fill="none" draw:textarea-vertical-align="middle" draw:auto-grow-height="false" draw:fit-to-size="false" fo:min-height="0cm" fo:min-width="0cm" fo:padding-top="0.125cm" fo:padding-bottom="0.125cm" fo:padding-left="0.25cm" fo:padding-right="0.25cm" fo:wrap-option="wrap"/>
    </style:style>
    <style:style style:name="gr19" style:family="graphic" style:parent-style-name="standard">
      <style:graphic-properties draw:stroke="solid" svg:stroke-width="0.071cm" svg:stroke-color="#5b9bd5" draw:marker-end="msArrowOpenEnd_20_5" draw:marker-end-width="0.319cm" draw:marker-end-center="false" draw:stroke-linejoin="miter" draw:fill="none" draw:textarea-vertical-align="middle" draw:auto-grow-height="false" draw:fit-to-size="false" fo:min-height="0cm" fo:min-width="0cm" fo:padding-top="0.125cm" fo:padding-bottom="0.125cm" fo:padding-left="0.25cm" fo:padding-right="0.25cm" fo:wrap-option="wrap"/>
    </style:style>
    <style:style style:name="gr20" style:family="graphic" style:parent-style-name="standard">
      <style:graphic-properties draw:stroke="solid" svg:stroke-width="0.018cm" svg:stroke-color="#5b9bd5" draw:stroke-linejoin="miter" draw:fill="none" draw:textarea-vertical-align="middle" draw:auto-grow-height="false" draw:fit-to-size="false" fo:min-height="0cm" fo:min-width="0cm" fo:padding-top="0.125cm" fo:padding-bottom="0.125cm" fo:padding-left="0.25cm" fo:padding-right="0.25cm" fo:wrap-option="wrap"/>
    </style:style>
    <style:style style:name="gr21" style:family="graphic" style:parent-style-name="standard">
      <style:graphic-properties draw:stroke="solid" svg:stroke-width="0.071cm" svg:stroke-color="#2e75b6" draw:marker-end="msArrowOpenEnd_20_5" draw:marker-end-width="0.319cm" draw:marker-end-center="false" draw:stroke-linejoin="miter" draw:fill="none" draw:textarea-vertical-align="top" draw:auto-grow-height="false" fo:min-height="0.658cm" fo:min-width="0cm" fo:padding-top="0.125cm" fo:padding-bottom="0.125cm" fo:padding-left="0.25cm" fo:padding-right="0.25cm" fo:wrap-option="wrap"/>
    </style:style>
    <style:style style:name="gr22" style:family="graphic" style:parent-style-name="standard">
      <style:graphic-properties draw:stroke="solid" svg:stroke-width="0.071cm" svg:stroke-color="#2e75b6" draw:marker-end="msArrowOpenEnd_20_5" draw:marker-end-width="0.319cm" draw:marker-end-center="false" draw:stroke-linejoin="miter" draw:fill="none" draw:textarea-vertical-align="top" draw:auto-grow-height="false" fo:min-height="1.131cm" fo:min-width="1.451cm" fo:padding-top="0.125cm" fo:padding-bottom="0.125cm" fo:padding-left="0.25cm" fo:padding-right="0.25cm" fo:wrap-option="wrap"/>
    </style:style>
    <style:style style:name="gr23" style:family="graphic" style:parent-style-name="standard" style:list-style-name="L4">
      <style:graphic-properties draw:stroke="none" svg:stroke-width="0cm" draw:fill="none" draw:textarea-vertical-align="top" draw:auto-grow-height="true" draw:fit-to-size="false" fo:min-height="0cm" fo:min-width="0cm" fo:padding-top="0.141cm" fo:padding-bottom="0.141cm" fo:padding-left="0.281cm" fo:padding-right="0.281cm" fo:wrap-option="wrap"/>
    </style:style>
    <style:style style:name="gr24" style:family="graphic" style:parent-style-name="standard" style:list-style-name="L4">
      <style:graphic-properties draw:stroke="none" svg:stroke-width="0cm" draw:fill="none" draw:textarea-vertical-align="top" draw:auto-grow-height="true" draw:fit-to-size="false" fo:min-height="0cm" fo:min-width="0cm" fo:padding-top="0.141cm" fo:padding-bottom="0.141cm" fo:padding-left="0.281cm" fo:padding-right="0.281cm" fo:wrap-option="wrap"/>
    </style:style>
    <style:style style:name="gr25" style:family="graphic">
      <style:graphic-properties style:protect="size"/>
    </style:style>
    <style:style style:name="pr1" style:family="presentation" style:parent-style-name="_31__5f_Title_20_and_20_Content-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 style:family="presentation" style:parent-style-name="_31__5f_Title_20_and_20_Content-notes">
      <style:graphic-properties draw:stroke="none" svg:stroke-width="0cm" draw:fill="none" draw:fill-color="#ffffff" draw:textarea-vertical-align="top" draw:auto-grow-height="false" draw:fit-to-size="false" fo:min-height="12.414cm" fo:padding-top="0.127cm" fo:padding-bottom="0.127cm" fo:padding-left="0.254cm" fo:padding-right="0.254cm" fo:wrap-option="wrap"/>
    </style:style>
    <style:style style:name="pr3" style:family="presentation" style:parent-style-name="_31__5f_Title_20_and_20_Content-backgroundobjects">
      <style:graphic-properties draw:stroke="none" svg:stroke-width="0cm" draw:fill="none" draw:fill-color="#ffffff" draw:textarea-vertical-align="bottom" draw:auto-grow-height="false" draw:fit-to-size="false" fo:min-height="12.414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24pt"/>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left="0cm" fo:margin-right="0cm" fo:margin-top="0.176cm" fo:margin-bottom="0cm" fo:line-height="100%" fo:text-align="center" fo:text-indent="0cm" style:punctuation-wrap="hanging" style:writing-mode="lr-tb"/>
      <style:text-properties fo:hyphenate="false"/>
    </style:style>
    <style:style style:name="P5" style:family="paragraph">
      <loext:graphic-properties draw:fill="solid" draw:fill-color="#0563c1"/>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solid" draw:fill-color="#5b9bd5"/>
      <style:paragraph-properties fo:text-align="start" style:font-independent-line-spacing="true"/>
      <style:text-properties fo:font-size="18pt"/>
    </style:style>
    <style:style style:name="P8" style:family="paragraph">
      <loext:graphic-properties draw:fill="gradient" draw:fill-gradient-name="Gradient_20_2"/>
      <style:paragraph-properties fo:text-align="start" style:font-independent-line-spacing="true"/>
      <style:text-properties fo:font-size="18pt"/>
    </style:style>
    <style:style style:name="P9" style:family="paragraph">
      <loext:graphic-properties draw:fill="gradient" draw:fill-gradient-name="Gradient_20_3" draw:opacity-name="msTransGradient_20_2"/>
      <style:paragraph-properties fo:text-align="start" style:font-independent-line-spacing="true"/>
      <style:text-properties fo:font-size="18pt"/>
    </style:style>
    <style:style style:name="P1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1" style:family="paragraph">
      <loext:graphic-properties draw:fill="gradient" draw:fill-gradient-name="Gradient_20_3" draw:opacity-name="msTransGradient_20_4"/>
      <style:paragraph-properties fo:text-align="start" style:font-independent-line-spacing="true"/>
      <style:text-properties fo:font-size="18pt"/>
    </style:style>
    <style:style style:name="P12" style:family="paragraph">
      <loext:graphic-properties draw:fill="none"/>
      <style:paragraph-properties fo:text-align="start"/>
      <style:text-properties fo:font-size="18pt"/>
    </style:style>
    <style:style style:name="P13" style:family="paragraph">
      <loext:graphic-properties draw:fill="solid" draw:fill-color="#242490"/>
      <style:paragraph-properties fo:text-align="start" style:font-independent-line-spacing="true"/>
      <style:text-properties fo:font-size="12pt"/>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7"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2f5597" style:text-line-through-style="none" style:text-line-through-type="none" style:text-position="0% 100%" style:font-name="Arial1" fo:font-size="24pt" fo:letter-spacing="normal" fo:font-style="italic" style:text-underline-style="none" fo:font-weight="bold" style:font-size-asian="24pt" style:font-style-asian="italic" style:font-weight-asian="bold" style:font-name-complex="Arial1" style:font-size-complex="24pt" style:font-style-complex="italic" style:font-weight-complex="bold"/>
    </style:style>
    <style:style style:name="T2"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3" fo:font-size="11pt" fo:letter-spacing="normal" fo:font-style="normal" style:text-underline-style="none" fo:font-weight="bold" style:font-name-asian="MS PGothic1" style:font-size-asian="11pt" style:font-style-asian="normal" style:font-weight-asian="bold" style:font-name-complex="Arial3" style:font-size-complex="11pt" style:font-style-complex="normal" style:font-weight-complex="bold"/>
    </style:style>
    <style:style style:name="T5"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bold" style:font-name-asian="+mn-ea1" style:font-size-asian="12pt" style:font-style-asian="normal" style:font-weight-asian="bold" style:font-name-complex="+mn-cs1" style:font-size-complex="12pt" style:font-style-complex="normal" style:font-weight-complex="bold"/>
    </style:style>
    <style:style style:name="T7" style:family="text">
      <style:text-properties fo:font-variant="normal" fo:text-transform="none" fo:color="#000000" style:text-line-through-style="none" style:text-line-through-type="none" style:text-position="0% 100%" style:font-name="+mn-lt1" fo:font-size="12pt" fo:letter-spacing="normal" fo:font-style="italic" style:text-underline-style="none" fo:font-weight="bold" style:font-name-asian="+mn-ea1" style:font-size-asian="12pt" style:font-style-asian="italic" style:font-weight-asian="bold" style:font-name-complex="+mn-cs1" style:font-size-complex="12pt" style:font-style-complex="italic" style:font-weight-complex="bold"/>
    </style:style>
    <style:style style:name="T8"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n-lt1" fo:font-size="20pt" fo:letter-spacing="normal" fo:font-style="normal" style:text-underline-style="none" fo:font-weight="normal" style:font-name-asian="+mn-ea1" style:font-size-asian="20pt" style:font-style-asian="normal" style:font-weight-asian="normal" style:font-name-complex="+mn-cs1" style:font-size-complex="20pt" style:font-style-complex="normal" style:font-weight-complex="normal"/>
    </style:style>
    <text:list-style style:name="L1">
      <text:list-level-style-number text:level="1" style:num-format="">
        <style:list-level-properties text:min-label-width="0.6cm"/>
        <style:text-properties fo:color="#2f559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5b9bd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Architecture de l’outillage à évaluer" draw:style-name="dp1" draw:master-page-name="_31__5f_Title_20_and_20_Content">
        <draw:frame draw:name="Title 1" presentation:style-name="pr1" draw:text-style-name="P2" draw:layer="layout" svg:width="26.647cm" svg:height="2.211cm" svg:x="0.692cm" svg:y="0.141cm" presentation:class="title" presentation:user-transformed="true">
          <draw:text-box>
            <text:p text:style-name="P1"><text:span text:style-name="T1">Arc</text:span><text:span text:style-name="T1">hit</text:span><text:span text:style-name="T1">ect</text:span><text:span text:style-name="T1">ure </text:span><text:span text:style-name="T1">de </text:span><text:span text:style-name="T1">l’o</text:span><text:span text:style-name="T1">util</text:span><text:span text:style-name="T1">lag</text:span><text:span text:style-name="T1">e à </text:span><text:span text:style-name="T1">éva</text:span><text:span text:style-name="T1">lue</text:span><text:span text:style-name="T1">r</text:span></text:p>
          </draw:text-box>
        </draw:frame>
        <draw:custom-shape draw:name="Text Box 165" draw:style-name="gr1" draw:text-style-name="P3" draw:layer="layout" svg:width="1.498cm" svg:height="0.221cm" svg:x="8.883cm" svg:y="12.15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5" draw:style-name="gr2" draw:text-style-name="P5" draw:layer="layout" svg:width="3.674cm" svg:height="1.045cm" svg:x="1.467cm" svg:y="12.735cm">
          <text:p text:style-name="P4"><text:span text:style-name="T2">Données en entré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rganigramme : Carte perforée 331" draw:style-name="gr3" draw:text-style-name="P7" draw:layer="layout" svg:width="4.474cm" svg:height="1.511cm" svg:x="1cm" svg:y="14.689cm">
          <text:p text:style-name="P6"><text:span text:style-name="T3"><text:s/></text:span><text:span text:style-name="T3">Appel d’offre</text:span></text:p>
          <text:p text:style-name="P6"><text:span text:style-name="T3">Request For Quotation</text:span></text:p>
          <text:p text:style-name="P6"><text:span text:style-name="T3">PDF</text:span></text:p>
          <draw:enhanced-geometry draw:mirror-horizontal="false" draw:mirror-vertical="false" drawooo:sub-view-size="5 5" draw:text-areas="0 ?f4 ?f3 ?f2" svg:viewBox="0 0 0 0" draw:type="ooxml-flowChartPunchedCard" draw:enhanced-path="M 0 1 L 1 0 5 0 5 5 0 5 Z N">
            <draw:equation draw:name="f0" draw:formula="logwidth/2"/>
            <draw:equation draw:name="f1" draw:formula="logheight/2"/>
            <draw:equation draw:name="f2" draw:formula="logheight"/>
            <draw:equation draw:name="f3" draw:formula="logwidth"/>
            <draw:equation draw:name="f4" draw:formula="logheight/5"/>
          </draw:enhanced-geometry>
        </draw:custom-shape>
        <draw:custom-shape draw:name="Oval 15" draw:style-name="gr2" draw:text-style-name="P5" draw:layer="layout" svg:width="3.674cm" svg:height="1.045cm" svg:x="5.912cm" svg:y="12.796cm">
          <text:p text:style-name="P4"><text:span text:style-name="T2">Nettoyage</text:span></text:p>
          <text:p text:style-name="P4"><text:span text:style-name="T2">Pré processin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2" draw:text-style-name="P5" draw:layer="layout" svg:width="3.674cm" svg:height="1.045cm" svg:x="10.115cm" svg:y="12.887cm">
          <text:p text:style-name="P4"><text:span text:style-name="T2">Tokenisatio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61">
          <draw:g draw:name="Group 123">
            <draw:custom-shape draw:name="Ellipse 143" draw:style-name="gr4" draw:text-style-name="P8" draw:layer="layout" svg:width="2.319cm" svg:height="2.323cm" svg:x="6.941cm" svg:y="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44" draw:style-name="gr5" draw:text-style-name="P9" draw:layer="layout" svg:width="1.697cm" svg:height="1.257cm" svg:x="7.227cm" svg:y="9.05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82" draw:style-name="gr6" draw:text-style-name="P10" draw:layer="layout" svg:width="3cm" svg:height="1.213cm" svg:x="6.8cm" svg:y="9.488cm">
            <text:p text:style-name="P6"><text:span text:style-name="T4">Regex, nlt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15" draw:style-name="gr2" draw:text-style-name="P5" draw:layer="layout" svg:width="3.674cm" svg:height="1.045cm" svg:x="14.56cm" svg:y="12.856cm">
          <text:p text:style-name="P4"><text:span text:style-name="T2">Name Entity Recognitio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2" draw:text-style-name="P5" draw:layer="layout" svg:width="3.674cm" svg:height="1.045cm" svg:x="20.003cm" svg:y="12.887cm">
          <text:p text:style-name="P4"><text:span text:style-name="T2">Relation <text:s/>identificatio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61">
          <draw:g draw:name="Group 123">
            <draw:custom-shape draw:name="Ellipse 143" draw:style-name="gr7" draw:text-style-name="P8" draw:layer="layout" svg:width="2.539cm" svg:height="2.592cm" draw:transform="skewX (-0.000349065850398857) rotate (-0.0411897703470665) translate (20.115cm 9.10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44" draw:style-name="gr8" draw:text-style-name="P11" draw:layer="layout" svg:width="1.859cm" svg:height="1.405cm" draw:transform="rotate (-0.0411897703470665) translate (20.424cm 9.1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82" draw:style-name="gr9" draw:text-style-name="P10" draw:layer="layout" svg:width="2.758cm" svg:height="1.676cm" draw:transform="rotate (-0.0411897703470665) translate (19.939cm 9.642cm)">
            <text:p text:style-name="P6"><text:span text:style-name="T4">Nltk, StanfordN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rganigramme : Carte perforée 386" draw:style-name="gr3" draw:text-style-name="P7" draw:layer="layout" svg:width="3.839cm" svg:height="1.39cm" svg:x="20.078cm" svg:y="14.907cm">
          <text:p text:style-name="P6"><text:span text:style-name="T3">Knowledge Graph</text:span></text:p>
          <draw:enhanced-geometry draw:mirror-horizontal="false" draw:mirror-vertical="false" drawooo:sub-view-size="5 5" draw:text-areas="0 ?f4 ?f3 ?f2" svg:viewBox="0 0 0 0" draw:type="ooxml-flowChartPunchedCard" draw:enhanced-path="M 0 1 L 1 0 5 0 5 5 0 5 Z N">
            <draw:equation draw:name="f0" draw:formula="logwidth/2"/>
            <draw:equation draw:name="f1" draw:formula="logheight/2"/>
            <draw:equation draw:name="f2" draw:formula="logheight"/>
            <draw:equation draw:name="f3" draw:formula="logwidth"/>
            <draw:equation draw:name="f4" draw:formula="logheight/5"/>
          </draw:enhanced-geometry>
        </draw:custom-shape>
        <draw:custom-shape draw:name="Organigramme : Carte perforée 387" draw:style-name="gr3" draw:text-style-name="P7" draw:layer="layout" svg:width="3.446cm" svg:height="1.178cm" svg:x="6cm" svg:y="15.022cm">
          <text:p text:style-name="P6"><text:span text:style-name="T3"><text:s/></text:span><text:span text:style-name="T3">Appel d’offre</text:span></text:p>
          <text:p text:style-name="P6"><text:span text:style-name="T3">nettoyé</text:span></text:p>
          <draw:enhanced-geometry draw:mirror-horizontal="false" draw:mirror-vertical="false" drawooo:sub-view-size="5 5" draw:text-areas="0 ?f4 ?f3 ?f2" svg:viewBox="0 0 0 0" draw:type="ooxml-flowChartPunchedCard" draw:enhanced-path="M 0 1 L 1 0 5 0 5 5 0 5 Z N">
            <draw:equation draw:name="f0" draw:formula="logwidth/2"/>
            <draw:equation draw:name="f1" draw:formula="logheight/2"/>
            <draw:equation draw:name="f2" draw:formula="logheight"/>
            <draw:equation draw:name="f3" draw:formula="logwidth"/>
            <draw:equation draw:name="f4" draw:formula="logheight/5"/>
          </draw:enhanced-geometry>
        </draw:custom-shape>
        <draw:custom-shape draw:name="Connecteur droit avec flèche 404" draw:style-name="gr10" draw:text-style-name="P12" draw:layer="layout" svg:width="1.066cm" svg:height="1.308cm" svg:x="5.382cm" svg:y="13.689cm">
          <text:p/>
          <draw:enhanced-geometry draw:mirror-horizontal="false" draw:mirror-vertical="true" svg:viewBox="0 0 21600 21600" draw:type="mso-spt32" draw:enhanced-path="M 0 0 L 21600 21600 N"/>
        </draw:custom-shape>
        <draw:custom-shape draw:name="Connecteur droit avec flèche 421" draw:style-name="gr11" draw:text-style-name="P12" draw:layer="layout" svg:width="0.02cm" svg:height="1.18cm" svg:x="7.6cm" svg:y="13.842cm">
          <text:p/>
          <draw:enhanced-geometry draw:mirror-horizontal="false" draw:mirror-vertical="false" svg:viewBox="0 0 21600 21600" draw:type="mso-spt32" draw:enhanced-path="M 0 0 L 21600 21600 N"/>
        </draw:custom-shape>
        <draw:custom-shape draw:name="Connecteur droit avec flèche 445" draw:style-name="gr10" draw:text-style-name="P12" draw:layer="layout" svg:width="2.608cm" svg:height="1.049cm" svg:x="9.344cm" svg:y="13.93cm">
          <text:p/>
          <draw:enhanced-geometry draw:mirror-horizontal="false" draw:mirror-vertical="true" svg:viewBox="0 0 21600 21600" draw:type="mso-spt32" draw:enhanced-path="M 0 0 L 21600 21600 N"/>
        </draw:custom-shape>
        <draw:custom-shape draw:name="Connecteur droit avec flèche 450" draw:style-name="gr12" draw:text-style-name="P12" draw:layer="layout" svg:width="0.769cm" svg:height="0.059cm" svg:x="5.142cm" svg:y="13.258cm">
          <text:p/>
          <draw:enhanced-geometry draw:mirror-horizontal="false" draw:mirror-vertical="false" svg:viewBox="0 0 21600 21600" draw:type="mso-spt32" draw:enhanced-path="M 0 0 L 21600 21600 N"/>
        </draw:custom-shape>
        <draw:custom-shape draw:name="Connecteur droit avec flèche 453" draw:style-name="gr12" draw:text-style-name="P12" draw:layer="layout" svg:width="0.527cm" svg:height="0.09cm" svg:x="9.587cm" svg:y="13.319cm">
          <text:p/>
          <draw:enhanced-geometry draw:mirror-horizontal="false" draw:mirror-vertical="false" svg:viewBox="0 0 21600 21600" draw:type="mso-spt32" draw:enhanced-path="M 0 0 L 21600 21600 N"/>
        </draw:custom-shape>
        <draw:custom-shape draw:name="Connecteur droit avec flèche 456" draw:style-name="gr12" draw:text-style-name="P12" draw:layer="layout" svg:width="0.769cm" svg:height="0.029cm" svg:x="13.79cm" svg:y="13.377cm">
          <text:p/>
          <draw:enhanced-geometry draw:mirror-horizontal="false" draw:mirror-vertical="true" svg:viewBox="0 0 21600 21600" draw:type="mso-spt32" draw:enhanced-path="M 0 0 L 21600 21600 N"/>
        </draw:custom-shape>
        <draw:custom-shape draw:name="Connecteur droit avec flèche 461" draw:style-name="gr13" draw:text-style-name="P12" draw:layer="layout" svg:width="0.382cm" svg:height="1.427cm" svg:x="7.749cm" svg:y="11.368cm">
          <text:p/>
          <draw:enhanced-geometry draw:mirror-horizontal="true" draw:mirror-vertical="false" svg:viewBox="0 0 21600 21600" draw:type="mso-spt32" draw:enhanced-path="M 0 0 L 21600 21600 N"/>
        </draw:custom-shape>
        <draw:custom-shape draw:name="Connecteur droit avec flèche 471" draw:style-name="gr13" draw:text-style-name="P12" draw:layer="layout" svg:width="0.291cm" svg:height="1.427cm" svg:x="11.95cm" svg:y="11.458cm">
          <text:p/>
          <draw:enhanced-geometry draw:mirror-horizontal="true" draw:mirror-vertical="false" svg:viewBox="0 0 21600 21600" draw:type="mso-spt32" draw:enhanced-path="M 0 0 L 21600 21600 N"/>
        </draw:custom-shape>
        <draw:custom-shape draw:name="Connecteur droit avec flèche 474" draw:style-name="gr12" draw:text-style-name="P12" draw:layer="layout" svg:width="1.767cm" svg:height="0.029cm" svg:x="18.235cm" svg:y="13.379cm">
          <text:p/>
          <draw:enhanced-geometry draw:mirror-horizontal="false" draw:mirror-vertical="false" svg:viewBox="0 0 21600 21600" draw:type="mso-spt32" draw:enhanced-path="M 0 0 L 21600 21600 N"/>
        </draw:custom-shape>
        <draw:custom-shape draw:name="Connecteur droit avec flèche 478" draw:style-name="gr10" draw:text-style-name="P12" draw:layer="layout" svg:width="0.157cm" svg:height="0.974cm" svg:x="21.84cm" svg:y="13.932cm">
          <text:p/>
          <draw:enhanced-geometry draw:mirror-horizontal="false" draw:mirror-vertical="false" svg:viewBox="0 0 21600 21600" draw:type="mso-spt32" draw:enhanced-path="M 0 0 L 21600 21600 N"/>
        </draw:custom-shape>
        <draw:custom-shape draw:name="Connecteur droit avec flèche 482" draw:style-name="gr13" draw:text-style-name="P12" draw:layer="layout" svg:width="0.357cm" svg:height="1.335cm" svg:x="16.039cm" svg:y="11.521cm">
          <text:p/>
          <draw:enhanced-geometry draw:mirror-horizontal="false" draw:mirror-vertical="false" svg:viewBox="0 0 21600 21600" draw:type="mso-spt32" draw:enhanced-path="M 0 0 L 21600 21600 N"/>
        </draw:custom-shape>
        <draw:custom-shape draw:name="Oval 15" draw:style-name="gr2" draw:text-style-name="P5" draw:layer="layout" svg:width="3.674cm" svg:height="1.045cm" svg:x="26.383cm" svg:y="12.856cm">
          <text:p text:style-name="P4"><text:span text:style-name="T2">Graph analysi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necteur droit avec flèche 486" draw:style-name="gr12" draw:text-style-name="P12" draw:layer="layout" svg:width="2.704cm" svg:height="0.029cm" svg:x="23.678cm" svg:y="13.377cm">
          <text:p/>
          <draw:enhanced-geometry draw:mirror-horizontal="false" draw:mirror-vertical="true" svg:viewBox="0 0 21600 21600" draw:type="mso-spt32" draw:enhanced-path="M 0 0 L 21600 21600 N"/>
        </draw:custom-shape>
        <draw:custom-shape draw:name="Organigramme : Carte perforée 489" draw:style-name="gr3" draw:text-style-name="P7" draw:layer="layout" svg:width="3.446cm" svg:height="0.815cm" svg:x="26.216cm" svg:y="15.663cm">
          <text:p text:style-name="P6"><text:span text:style-name="T3">RFQ sumary</text:span></text:p>
          <draw:enhanced-geometry draw:mirror-horizontal="false" draw:mirror-vertical="false" drawooo:sub-view-size="5 5" draw:text-areas="0 ?f4 ?f3 ?f2" svg:viewBox="0 0 0 0" draw:type="ooxml-flowChartPunchedCard" draw:enhanced-path="M 0 1 L 1 0 5 0 5 5 0 5 Z N">
            <draw:equation draw:name="f0" draw:formula="logwidth/2"/>
            <draw:equation draw:name="f1" draw:formula="logheight/2"/>
            <draw:equation draw:name="f2" draw:formula="logheight"/>
            <draw:equation draw:name="f3" draw:formula="logwidth"/>
            <draw:equation draw:name="f4" draw:formula="logheight/5"/>
          </draw:enhanced-geometry>
        </draw:custom-shape>
        <draw:custom-shape draw:name="Connecteur droit avec flèche 490" draw:style-name="gr10" draw:text-style-name="P12" draw:layer="layout" svg:width="0.279cm" svg:height="1.76cm" svg:x="27.938cm" svg:y="13.902cm">
          <text:p/>
          <draw:enhanced-geometry draw:mirror-horizontal="true" draw:mirror-vertical="false" svg:viewBox="0 0 21600 21600" draw:type="mso-spt32" draw:enhanced-path="M 0 0 L 21600 21600 N"/>
        </draw:custom-shape>
        <draw:custom-shape draw:name="Connecteur droit avec flèche 502" draw:style-name="gr10" draw:text-style-name="P12" draw:layer="layout" svg:width="2.464cm" svg:height="2.223cm" svg:x="23.918cm" svg:y="13.377cm">
          <text:p/>
          <draw:enhanced-geometry draw:mirror-horizontal="false" draw:mirror-vertical="true" svg:viewBox="0 0 21600 21600" draw:type="mso-spt32" draw:enhanced-path="M 0 0 L 21600 21600 N"/>
        </draw:custom-shape>
        <draw:custom-shape draw:name="Connecteur droit avec flèche 507" draw:style-name="gr14" draw:text-style-name="P12" draw:layer="layout" svg:width="0.001cm" svg:height="1.331cm" svg:x="21.969cm" svg:y="11.556cm">
          <text:p/>
          <draw:enhanced-geometry draw:mirror-horizontal="true" draw:mirror-vertical="false" svg:viewBox="0 0 21600 21600" draw:type="mso-spt32" draw:enhanced-path="M 0 0 L 21600 21600 N"/>
        </draw:custom-shape>
        <draw:custom-shape draw:name="Organigramme : Carte perforée 514" draw:style-name="gr3" draw:text-style-name="P7" draw:layer="layout" svg:width="3.446cm" svg:height="1.178cm" svg:x="10.354cm" svg:y="15.022cm">
          <text:p text:style-name="P6"><text:span text:style-name="T3"><text:s/></text:span><text:span text:style-name="T3">Appel d’offre</text:span></text:p>
          <text:p text:style-name="P6"><text:span text:style-name="T3">tokenise</text:span></text:p>
          <draw:enhanced-geometry draw:mirror-horizontal="false" draw:mirror-vertical="false" drawooo:sub-view-size="5 5" draw:text-areas="0 ?f4 ?f3 ?f2" svg:viewBox="0 0 0 0" draw:type="ooxml-flowChartPunchedCard" draw:enhanced-path="M 0 1 L 1 0 5 0 5 5 0 5 Z N">
            <draw:equation draw:name="f0" draw:formula="logwidth/2"/>
            <draw:equation draw:name="f1" draw:formula="logheight/2"/>
            <draw:equation draw:name="f2" draw:formula="logheight"/>
            <draw:equation draw:name="f3" draw:formula="logwidth"/>
            <draw:equation draw:name="f4" draw:formula="logheight/5"/>
          </draw:enhanced-geometry>
        </draw:custom-shape>
        <draw:custom-shape draw:name="Connecteur droit avec flèche 515" draw:style-name="gr15" draw:text-style-name="P12" draw:layer="layout" svg:width="0.001cm" svg:height="1.048cm" svg:x="11.952cm" svg:y="13.932cm">
          <text:p/>
          <draw:enhanced-geometry draw:mirror-horizontal="false" draw:mirror-vertical="false" svg:viewBox="0 0 21600 21600" draw:type="mso-spt32" draw:enhanced-path="M 0 0 L 21600 21600 N"/>
        </draw:custom-shape>
        <draw:custom-shape draw:name="Connecteur droit avec flèche 518" draw:style-name="gr16" draw:text-style-name="P12" draw:layer="layout" svg:width="6.751cm" svg:height="1.774cm" svg:x="13.849cm" svg:y="13.6cm">
          <text:p/>
          <draw:enhanced-geometry draw:mirror-horizontal="false" draw:mirror-vertical="true" svg:viewBox="0 0 21600 21600" draw:type="mso-spt32" draw:enhanced-path="M 0 0 L 21600 21600 N"/>
        </draw:custom-shape>
        <draw:custom-shape draw:name="AutoShape 9" draw:style-name="gr17" draw:text-style-name="P13" draw:layer="layout" svg:width="5.038cm" svg:height="2.676cm" svg:x="3.548cm" svg:y="3.25cm">
          <text:p text:style-name="P6"><text:span text:style-name="T5">Base de données</text:span></text:p>
          <text:p text:style-name="P6"><text:span text:style-name="T5">Appels d’offres</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Forme libre 528" draw:style-name="gr18" draw:text-style-name="P3" draw:layer="layout" svg:width="2.751cm" svg:height="6.772cm" svg:x="2.842cm" svg:y="6.017cm">
          <text:p text:style-name="P6"/>
          <draw:enhanced-geometry draw:mirror-horizontal="false" draw:mirror-vertical="false" drawooo:sub-view-size="2278744 3341914" draw:text-areas="0 0 ?f6 ?f7" svg:viewBox="0 0 0 0" draw:type="ooxml-non-primitive" draw:enhanced-path="M 2278744 0 C 1447801 766535 616858 1533071 308429 2090057 0 2647043 214086 2994478 428172 3341914 N">
            <draw:equation draw:name="f0" draw:formula="2278744*logwidth/2278744"/>
            <draw:equation draw:name="f1" draw:formula="0*logheight/3341914"/>
            <draw:equation draw:name="f2" draw:formula="308429*logwidth/2278744"/>
            <draw:equation draw:name="f3" draw:formula="2090057*logheight/3341914"/>
            <draw:equation draw:name="f4" draw:formula="428172*logwidth/2278744"/>
            <draw:equation draw:name="f5" draw:formula="3341914*logheight/3341914"/>
            <draw:equation draw:name="f6" draw:formula="logwidth"/>
            <draw:equation draw:name="f7" draw:formula="logheight"/>
          </draw:enhanced-geometry>
        </draw:custom-shape>
        <draw:custom-shape draw:name="Oval 15" draw:style-name="gr2" draw:text-style-name="P5" draw:layer="layout" svg:width="4.761cm" svg:height="1.262cm" svg:x="14.318cm" svg:y="5.715cm">
          <text:p text:style-name="P4"><text:span text:style-name="T2">Learning RFQ </text:span></text:p>
          <text:p text:style-name="P4"><text:span text:style-name="T2">structur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e libre 533" draw:style-name="gr19" draw:text-style-name="P3" draw:layer="layout" svg:width="7.589cm" svg:height="1.859cm" svg:x="8.618cm" svg:y="4.188cm">
          <text:p text:style-name="P6"/>
          <draw:enhanced-geometry draw:mirror-horizontal="false" draw:mirror-vertical="false" drawooo:sub-view-size="2732314 669472" draw:text-areas="0 0 ?f6 ?f7" svg:viewBox="0 0 0 0" draw:type="ooxml-non-primitive" draw:enhanced-path="M 0 179615 C 779235 89807 1558471 0 2013857 81643 2469243 163286 2625271 600529 2732314 669472 N">
            <draw:equation draw:name="f0" draw:formula="0*logwidth/2732314"/>
            <draw:equation draw:name="f1" draw:formula="179615*logheight/669472"/>
            <draw:equation draw:name="f2" draw:formula="2013857*logwidth/2732314"/>
            <draw:equation draw:name="f3" draw:formula="81643*logheight/669472"/>
            <draw:equation draw:name="f4" draw:formula="2732314*logwidth/2732314"/>
            <draw:equation draw:name="f5" draw:formula="669472*logheight/669472"/>
            <draw:equation draw:name="f6" draw:formula="logwidth"/>
            <draw:equation draw:name="f7" draw:formula="logheight"/>
          </draw:enhanced-geometry>
        </draw:custom-shape>
        <draw:custom-shape draw:name="Forme libre 535" draw:style-name="gr20" draw:text-style-name="P3" draw:layer="layout" svg:width="0.059cm" svg:height="2.972cm" svg:x="15.966cm" svg:y="7.015cm">
          <text:p text:style-name="P6"/>
          <draw:enhanced-geometry draw:mirror-horizontal="false" draw:mirror-vertical="false" drawooo:sub-view-size="21772 1070428" draw:text-areas="0 0 ?f6 ?f7" svg:viewBox="0 0 0 0" draw:type="ooxml-non-primitive" draw:enhanced-path="M 0 0 C 3628 379186 7257 758372 10886 914400 14515 1070428 18143 1003299 21772 936171 N">
            <draw:equation draw:name="f0" draw:formula="0*logwidth/21772"/>
            <draw:equation draw:name="f1" draw:formula="0*logheight/1070428"/>
            <draw:equation draw:name="f2" draw:formula="10886*logwidth/21772"/>
            <draw:equation draw:name="f3" draw:formula="914400*logheight/1070428"/>
            <draw:equation draw:name="f4" draw:formula="21772*logwidth/21772"/>
            <draw:equation draw:name="f5" draw:formula="936171*logheight/1070428"/>
            <draw:equation draw:name="f6" draw:formula="logwidth"/>
            <draw:equation draw:name="f7" draw:formula="logheight"/>
          </draw:enhanced-geometry>
        </draw:custom-shape>
        <draw:custom-shape draw:name="Forme libre 536" draw:style-name="gr20" draw:text-style-name="P3" draw:layer="layout" svg:width="3.99cm" svg:height="3.869cm" svg:x="18cm" svg:y="6.131cm">
          <text:p text:style-name="P6"/>
          <draw:enhanced-geometry draw:mirror-horizontal="false" draw:mirror-vertical="false" drawooo:sub-view-size="1436915 1393372" draw:text-areas="0 0 ?f6 ?f7" svg:viewBox="0 0 0 0" draw:type="ooxml-non-primitive" draw:enhanced-path="M 0 0 C 478971 96157 957943 192314 1197429 424543 1436915 656772 1436914 1393372 1436914 1393372 N">
            <draw:equation draw:name="f0" draw:formula="0*logwidth/1436915"/>
            <draw:equation draw:name="f1" draw:formula="0*logheight/1393372"/>
            <draw:equation draw:name="f2" draw:formula="1197429*logwidth/1436915"/>
            <draw:equation draw:name="f3" draw:formula="424543*logheight/1393372"/>
            <draw:equation draw:name="f4" draw:formula="1436914*logwidth/1436915"/>
            <draw:equation draw:name="f5" draw:formula="1393372*logheight/1393372"/>
            <draw:equation draw:name="f6" draw:formula="logwidth"/>
            <draw:equation draw:name="f7" draw:formula="logheight"/>
          </draw:enhanced-geometry>
        </draw:custom-shape>
        <draw:custom-shape draw:name="Connecteur droit avec flèche 542" draw:style-name="gr21" draw:text-style-name="P12" draw:layer="layout" svg:width="0.001cm" svg:height="0.908cm" svg:x="3.144cm" svg:y="13.781cm">
          <text:p/>
          <draw:enhanced-geometry draw:mirror-horizontal="true" draw:mirror-vertical="false" svg:viewBox="0 0 21600 21600" draw:type="mso-spt32" draw:enhanced-path="M 0 0 L 21600 21600 N"/>
        </draw:custom-shape>
        <draw:custom-shape draw:name="Connecteur droit avec flèche 518" draw:style-name="gr22" draw:text-style-name="P12" draw:layer="layout" svg:width="1.951cm" svg:height="1.381cm" svg:x="13.849cm" svg:y="13.999cm">
          <text:p/>
          <draw:enhanced-geometry draw:mirror-horizontal="false" draw:mirror-vertical="true" svg:viewBox="0 0 21600 21600" draw:type="mso-spt32" draw:enhanced-path="M 0 0 L 21600 21600 N"/>
        </draw:custom-shape>
        <draw:g draw:name="Group 161">
          <draw:g draw:name="Group 123">
            <draw:custom-shape draw:name="Ellipse 143" draw:style-name="gr7" draw:text-style-name="P8" draw:layer="layout" svg:width="2.539cm" svg:height="2.592cm" draw:transform="skewX (-0.000349065850398857) rotate (-0.0411897703470665) translate (14.82cm 9.1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44" draw:style-name="gr8" draw:text-style-name="P11" draw:layer="layout" svg:width="1.859cm" svg:height="1.405cm" draw:transform="rotate (-0.0411897703470665) translate (15.129cm 9.1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82" draw:style-name="gr23" draw:text-style-name="P10" draw:layer="layout" svg:width="2.758cm" svg:height="1.676cm" draw:transform="rotate (-0.0411897703470665) translate (14.644cm 9.643cm)">
            <text:p text:style-name="P6"><text:span text:style-name="T4">Nlt</text:span><text:span text:style-name="T4">k, </text:span><text:span text:style-name="T4">Sta</text:span><text:span text:style-name="T4">nfo</text:span><text:span text:style-name="T4">rdN</text:span><text:span text:style-name="T4">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1">
          <draw:g draw:name="Group 123">
            <draw:custom-shape draw:name="Ellipse 143" draw:style-name="gr7" draw:text-style-name="P8" draw:layer="layout" svg:width="2.539cm" svg:height="2.592cm" draw:transform="skewX (-0.000349065850398857) rotate (-0.0411897703470665) translate (10.845cm 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44" draw:style-name="gr8" draw:text-style-name="P11" draw:layer="layout" svg:width="1.859cm" svg:height="1.405cm" draw:transform="rotate (-0.0411897703470665) translate (11.154cm 9.07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82" draw:style-name="gr24" draw:text-style-name="P10" draw:layer="layout" svg:width="2.758cm" svg:height="1.676cm" draw:transform="rotate (-0.0411897703470665) translate (10.669cm 9.538cm)">
            <text:p text:style-name="P6"><text:span text:style-name="T4">Nltk, StanfordN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lide Image Placeholder 1" draw:style-name="gr25" draw:layer="layout" svg:width="16.544cm" svg:height="9.308cm" svg:x="1.164cm" svg:y="3.448cm" draw:page-number="1" presentation:class="page"/>
          <draw:frame draw:name="Notes Placeholder 2" presentation:style-name="pr2" draw:text-style-name="P15" draw:layer="layout" svg:width="15.098cm" svg:height="10.86cm" svg:x="1.887cm" svg:y="13.278cm" presentation:class="notes" presentation:user-transformed="true">
            <draw:text-box>
              <text:p text:style-name="P14"><text:span text:style-name="T6">3.2.2.6.1 Outils de gestion de configuration </text:span></text:p>
              <text:p text:style-name="P14"><text:span text:style-name="T7">3.2.2.6.1.1 Outils Communs </text:span></text:p>
              <text:p text:style-name="P14"><text:span text:style-name="T8">La gestion de configuration s’appuie sur la Solution IBM Rational Clearcase/ClearQuest avec la mise en oeuvre de UCM (Unified Change Management). </text:span></text:p>
              <text:p text:style-name="P14"><text:span text:style-name="T8">A Clearcase est dévolue la gestion des versions de fichiers de code ou de paramétrage stricto-sensu. A ClearQuest est dévolue toute la gestion de l’information concernant les versions de code/paramétrage à livrer en production. Pour ce faire l’outil ClearQuest est interfacé avec l’outil de gestion Remedy de BMC pour la gestion des mises en production et la gestion des problèmes. </text:span></text:p>
              <text:p text:style-name="P14"><text:span text:style-name="T8">En complément des outils Rational, des développements spécifiques ont été réalisés pour gérer le séquencement des livraisons des ordres de transport et des modes opératoires pour les systèmes SAP. </text:span></text:p>
              <text:p text:style-name="P14"><text:span text:style-name="T8">Ces outils de gestion de configuration sont installés </text:span><text:span text:style-name="T6">sur la plateforme de développement </text:span><text:span text:style-name="T8">et exploités et administrés par le titulaire du marché. Il doit notamment effectuer régulièrement des contrôles de cohérence pour s’assurer de la stabilité de la solution en respectant les bonnes pratiques de l’éditeur. </text:span></text:p>
              <text:p text:style-name="P14"><text:span text:style-name="T7">3.2.2.6.1.2 Outils Spécifiques à CPP2017 </text:span></text:p>
              <text:p text:style-name="P14"><text:span text:style-name="T8">Dans le cadre de la mise en place de CPP2017, dont une partie importante de la solution repose sur la technologie Java/PHP, le choix a été fait, de mettre en place une solution plus agile appelée Plateforme d’Intégration Continue. </text:span></text:p>
              <text:p text:style-name="P14"><text:span text:style-name="T8">Cette PIC est un environnement de développement basé sur Eclipse, Subversion et Maven. Elle permet d’adresser les paliers DEV et TST. </text:span></text:p>
              <text:p text:style-name="P14"><text:span text:style-name="T8">Les composants Java/PHP ainsi gérés sont intégrés dans les outils commun directement au dernier palier de ceux-ci. </text:span></text:p>
              <text:p text:style-name="P14"><text:span text:style-name="T7"/></text:p>
              <text:p text:style-name="P14"><text:span text:style-name="T7">3.2.2.6.1.3 Projet en cours: Environnement de Développement Chorus Formulaires </text:span></text:p>
              <text:p text:style-name="P14"><text:span text:style-name="T8">Actuellement les développements Applicatifs de la solution Chorus Formulaire sont externalisés. L’Architecture de Développement n’héberge que des environnements de Recette de la solution CHF afin de réaliser des tests de bout en bout avec les paliers REC et MNT des composants SAP et SE. </text:span></text:p>
              <text:p text:style-name="P14"><text:span text:style-name="T8">L’AIFE a le projet de mettre en place un palier de développement complet permettant de construire depuis ce palier tout correctif ou évolutif de la Solution CHF et d’intégrer ce dispositif dans les outils communs de gestion de configuration. </text:span></text:p>
              <text:p text:style-name="P14"><text:span text:style-name="T8"/></text:p>
              <text:p text:style-name="P14"><text:span text:style-name="T9">COMMENTAIRES SUR DÉPLOIEMENT CLEARCASE</text:span></text:p>
              <text:p text:style-name="P14"><text:span text:style-name="T9">Dans ClearCase liens stockage génériques et un stockage de composants personnalisés pour déploiement avec notions de baseline (quid d’un fichier filtre Property se utilisé comme dictionnaire pour valoriser les ressources d’un environnement d’afficher XML pour décrire les environnements mis en relation</text:span></text:p>
              <text:p text:style-name="P14"><text:span text:style-name="T9">La génération des ressources pour un environnement se fait en trois étapes : mise à jour des baseline du stream de l’environnement (bonne version des template des composants) , mise à jour des filtres de valorisation des ressources (fichier texte à valoriser), lancement du build ant pour générer les fichiers</text:span></text:p>
            </draw:text-box>
          </draw:frame>
          <draw:frame draw:name="Slide Number Placeholder 3" presentation:style-name="pr3" draw:text-style-name="P17" draw:layer="layout" svg:width="8.179cm" svg:height="1.384cm" svg:x="10.689cm" svg:y="26.203cm" presentation:class="page-number" presentation:user-transformed="true">
            <draw:text-box>
              <text:p text:style-name="P16"><text:span text:style-name="T8"><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3" svg:font-family="Arial"/>
    <style:font-face style:name="Calibri1" svg:font-family="Calibri"/>
    <style:font-face style:name="Arial" svg:font-family="Arial" style:font-family-generic="swiss"/>
    <style:font-face style:name="Calibri2"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Calibri" svg:font-family="Calibri" style:font-pitch="variable"/>
    <style:font-face style:name="DejaVu Sans1" svg:font-family="'DejaVu Sans'"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2" svg:font-family="'Noto Sans CJK SC Regular'" style:font-pitch="variable"/>
    <style:font-face style:name="DejaVu Sans2" svg:font-family="'DejaVu Sans'" style:font-family-generic="modern" style:font-pitch="variable"/>
    <style:font-face style:name="MS PGothic" svg:font-family="'MS PGothic'"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3" svg:font-family="Calibri" style:font-family-generic="swiss" style:font-pitch="variable"/>
    <style:font-face style:name="DejaVu Sans3"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MS PGothic1" svg:font-family="'MS PGothic'" style:font-family-generic="modern" style:font-pitch="fixed"/>
  </office:font-face-decls>
  <office:styles>
    <draw:gradient draw:name="Gradient_20_2" draw:display-name="Gradient 2" draw:style="linear" draw:start-color="#008abf" draw:end-color="#83d1f5" draw:start-intensity="100%" draw:end-intensity="100%" draw:angle="0" draw:border="0%"/>
    <draw:gradient draw:name="Gradient_20_3" draw:display-name="Gradient 3" draw:style="linear" draw:start-color="#fffcf9" draw:end-color="#ffffff" draw:start-intensity="100%" draw:end-intensity="100%" draw:angle="0" draw:border="0%"/>
    <draw:opacity draw:name="msTransGradient_20_1" draw:display-name="msTransGradient 1" draw:style="linear" draw:start="77%" draw:end="0%" draw:angle="0" draw:border="0%"/>
    <draw:opacity draw:name="msTransGradient_20_2" draw:display-name="msTransGradient 2" draw:style="linear" draw:start="77%" draw:end="0%" draw:angle="0" draw:border="0%"/>
    <draw:opacity draw:name="msTransGradient_20_3" draw:display-name="msTransGradient 3" draw:style="linear" draw:start="77%" draw:end="0%" draw:angle="0" draw:border="0%"/>
    <draw:opacity draw:name="msTransGradient_20_4" draw:display-name="msTransGradient 4" draw:style="linear" draw:start="77%" draw:end="0%" draw:angle="0" draw:border="0%"/>
    <draw:marker draw:name="Arrow" svg:viewBox="0 0 20 30" svg:d="M10 0l-10 30h20z"/>
    <draw:marker draw:name="msArrowEnd_20_8" draw:display-name="msArrowEnd 8" svg:viewBox="0 0 500 300" svg:d="M250 0l250 300h-5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3" draw:display-name="Dashed (var) 3" draw:style="rect" draw:dots2="1" draw:dots2-length="0.14cm" draw:distance="0.105cm"/>
    <draw:stroke-dash draw:name="Dashed_20__28_var_29__20_4" draw:display-name="Dashed (var) 4" draw:style="round" draw:dots2="1" draw:dots2-length="284%" draw:distance="213%"/>
    <draw:stroke-dash draw:name="Dashed_20__28_var_29__20_5" draw:display-name="Dashed (var) 5" draw:style="round" draw:dots2="1" draw:dots2-length="140%" draw:distance="105%"/>
    <draw:stroke-dash draw:name="Dashed_20__28_var_29__20_6" draw:display-name="Dashed (var) 6" draw:style="round" draw:dots1="1" draw:dots1-length="35%" draw:distance="35%"/>
    <draw:stroke-dash draw:name="Dashed_20__28_var_29__20_7" draw:display-name="Dashed (var) 7" draw:style="round" draw:dots1="1" draw:dots1-length="71%" draw:distance="71%"/>
    <draw:stroke-dash draw:name="Dashed_20__28_var_29__20_8" draw:display-name="Dashed (var) 8" draw:style="round" draw:dots2="1" draw:dots2-length="213%" draw:distance="71%"/>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1__5f_Title_20_and_20_Content-background" style:display-name="1_Title and Content-background" style:family="presentation">
      <style:graphic-properties draw:stroke="none" draw:fill="solid" draw:fill-color="#ffffff"/>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808080" style:text-outline="false" style:text-line-through-style="none" style:text-line-through-type="none" style:text-position="0% 100%" style:font-name="Arial1"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1"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90%" fo:text-align="start" style:punctuation-wrap="hanging" style:writing-mode="lr-tb"/>
      <style:text-properties fo:font-variant="normal" fo:text-transform="none" fo:color="#808080" style:text-line-through-style="none" style:text-line-through-type="none" style:text-position="0% 100%" style:font-name="Arial1" fo:font-family="Arial" style:font-family-generic="swiss" style:font-pitch="variable" fo:font-size="18pt" fo:letter-spacing="normal" fo:font-style="normal" style:text-underline-style="none" fo:font-weight="normal" style:font-size-asian="18pt" style:font-style-asian="normal" style:font-weight-asian="normal" style:font-name-complex="Arial1" style:font-family-complex="Arial" style:font-family-generic-complex="swiss" style:font-pitch-complex="variable" style:font-size-complex="18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90%" fo:text-align="start" style:punctuation-wrap="hanging" style:writing-mode="lr-tb"/>
      <style:text-properties fo:font-variant="normal" fo:text-transform="none" fo:color="#80808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90%" fo:text-align="start" style:punctuation-wrap="hanging" style:writing-mode="lr-tb"/>
      <style:text-properties fo:font-variant="normal" fo:text-transform="none" fo:color="#80808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808080" style:text-outline="false" style:text-line-through-style="none" style:text-line-through-type="none" style:text-position="0% 100%" style:font-name="Arial1"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1"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writing-mode="lr-tb"/>
      <style:text-properties fo:font-variant="normal" fo:text-transform="none" fo:color="#808080" style:text-line-through-style="none" style:text-line-through-type="none" style:text-position="0% 100%" style:font-name="Arial1" fo:font-family="Arial" style:font-family-generic="swiss" style:font-pitch="variable" fo:font-size="18pt" fo:letter-spacing="normal" fo:font-style="normal" style:text-underline-style="none" fo:font-weight="normal" style:font-size-asian="18pt" style:font-style-asian="normal" style:font-weight-asian="normal" style:font-name-complex="Arial1" style:font-family-complex="Arial" style:font-family-generic-complex="swiss" style:font-pitch-complex="variable" style:font-size-complex="18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writing-mode="lr-tb"/>
      <style:text-properties fo:font-variant="normal" fo:text-transform="none" fo:color="#80808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writing-mode="lr-tb"/>
      <style:text-properties fo:font-variant="normal" fo:text-transform="none" fo:color="#80808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8.874cm" fo:page-height="27.58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ed_20__28_var_29__20_3" svg:stroke-width="0.018cm" svg:stroke-color="#2f5597" draw:stroke-linejoin="miter" draw:fill="none" draw:textarea-horizontal-align="center" draw:textarea-vertical-align="top" draw:auto-grow-height="false" fo:padding-top="0.125cm" fo:padding-bottom="0.125cm" fo:padding-left="0.25cm" fo:padding-right="0.25cm" fo:wrap-option="wrap"/>
    </style:style>
    <style:style style:name="Mpr1" style:family="presentation" style:parent-style-name="_31__5f_Title_20_and_20_Content-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2" style:family="presentation" style:parent-style-name="_31__5f_Title_20_and_20_Content-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3" style:family="presentation" style:parent-style-name="_31__5f_Title_20_and_20_Content-backgroundobjects">
      <style:graphic-properties draw:stroke="none" draw:fill="none" draw:fill-color="#ffffff" draw:auto-grow-height="false" fo:min-height="1.485cm"/>
    </style:style>
    <style:style style:name="Mpr4" style:family="presentation" style:parent-style-name="_31__5f_Title_20_and_20_Content-backgroundobjects">
      <style:graphic-properties draw:stroke="none" draw:fill="none" draw:fill-color="#ffffff" draw:textarea-vertical-align="bottom" draw:auto-grow-height="false" fo:min-height="1.485cm"/>
    </style:style>
    <style:style style:name="Mpr5" style:family="presentation" style:parent-style-name="Blank-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6" style:family="presentation" style:parent-style-name="Blank-backgroundobjects">
      <style:graphic-properties draw:stroke="none" draw:fill="none" draw:fill-color="#ffffff" draw:auto-grow-height="false" fo:min-height="1.379cm"/>
    </style:style>
    <style:style style:name="Mpr7" style:family="presentation" style:parent-style-name="Blank-backgroundobjects">
      <style:graphic-properties draw:stroke="none" draw:fill="none" draw:fill-color="#ffffff" draw:textarea-vertical-align="bottom" draw:auto-grow-height="false" fo:min-height="1.37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8pt" style:font-size-asian="14pt" style:font-size-complex="14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2f5597" style:text-line-through-style="none" style:text-line-through-type="none" style:text-position="0% 100%" style:font-name="Arial1" fo:font-size="24pt" fo:letter-spacing="normal" fo:font-style="italic" style:text-underline-style="none" fo:font-weight="bold" style:font-size-asian="24pt" style:font-style-asian="italic" style:font-weight-asian="bold" style:font-name-complex="Arial1" style:font-size-complex="24pt" style:font-style-complex="italic" style:font-weight-complex="bold"/>
    </style:style>
    <style:style style:name="MT2" style:family="text">
      <style:text-properties fo:font-variant="normal" fo:text-transform="none" fo:color="#80808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f559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_31__5f_Title_20_and_20_Content" style:display-name="1_Title and Content" style:page-layout-name="PM1" draw:style-name="Mdp1">
      <draw:frame draw:name="Title 1" presentation:style-name="Mpr1" draw:text-style-name="MP6" draw:layer="backgroundobjects" svg:width="25.158cm" svg:height="2.211cm" svg:x="0.692cm" svg:y="0.141cm" presentation:class="title" presentation:user-transformed="true">
        <draw:text-box>
          <text:p text:style-name="MP5"><text:span text:style-name="MT1">Click to edit Master title style</text:span></text:p>
        </draw:text-box>
      </draw:frame>
      <draw:line draw:name="Straight Connector 63" draw:style-name="Mgr3" draw:text-style-name="MP7" draw:layer="backgroundobjects" svg:x1="0.646cm" svg:y1="2.405cm" svg:x2="23.234cm" svg:y2="2.406cm">
        <text:p/>
      </draw:line>
      <draw:frame draw:name="Footer Placeholder 2" presentation:style-name="Mpr2" draw:text-style-name="MP9" draw:layer="backgroundobjects" svg:width="11.429cm" svg:height="1.013cm" svg:x="18.655cm" svg:y="18.024cm" presentation:class="footer" presentation:user-transformed="true">
        <draw:text-box>
          <text:p text:style-name="MP8"><text:span text:style-name="MT2">Atelier 6 .– 24/09/2015</text:span></text:p>
        </draw:text-box>
      </draw:frame>
      <draw:frame draw:name="Slide Number Placeholder 3" presentation:style-name="Mpr2" draw:text-style-name="MP9" draw:layer="backgroundobjects" svg:width="7.619cm" svg:height="1.013cm" svg:x="23.918cm" svg:y="18.024cm" presentation:class="page-number" presentation:user-transformed="true">
        <draw:text-box>
          <text:p text:style-name="MP10"><text:span text:style-name="MT3"><text:page-number>&lt;numéro&gt;</text:page-number></text:span></text:p>
        </draw:text-box>
      </draw:frame>
      <draw:frame presentation:style-name="_31__5f_Title_20_and_20_Content-outline1" draw:layer="backgroundobjects" svg:width="30.479cm" svg:height="11.048cm" svg:x="1.693cm" svg:y="4.457cm" presentation:class="outline" presentation:placeholder="true">
        <draw:text-box/>
      </draw:frame>
      <presentation:notes style:page-layout-name="PM2">
        <draw:page-thumbnail presentation:style-name="_31__5f_Title_20_and_20_Content-title" draw:layer="backgroundobjects" svg:width="14.848cm" svg:height="11.136cm" svg:x="3.075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Blank" style:page-layout-name="PM1" draw:style-name="Mdp1">
      <draw:frame draw:name="Rectangle 6" presentation:style-name="Mpr5" draw:text-style-name="MP9" draw:layer="backgroundobjects" svg:width="1.357cm" svg:height="0.511cm" svg:x="0.676cm" svg:y="18.159cm" presentation:class="page-number" presentation:user-transformed="true">
        <draw:text-box>
          <text:p text:style-name="MP10"><text:span text:style-name="MT3"><text:page-number>&lt;numéro&gt;</text:page-number></text:span></text:p>
        </draw:text-box>
      </draw:frame>
      <draw:frame draw:name="Rectangle 7" presentation:style-name="Mpr5" draw:text-style-name="MP9" draw:layer="backgroundobjects" svg:width="22.012cm" svg:height="0.511cm" svg:x="5.756cm" svg:y="18.159cm" presentation:class="footer" presentation:user-transformed="true">
        <draw:text-box>
          <text:p text:style-name="MP10"><text:span text:style-name="MT3">IBM Confidential</text:span></text:p>
        </draw:text-box>
      </draw:frame>
      <draw:frame draw:name="Rectangle 8" presentation:style-name="Mpr5" draw:text-style-name="MP9" draw:layer="backgroundobjects" svg:width="3.721cm" svg:height="0.511cm" svg:x="2.034cm" svg:y="18.159cm" presentation:class="date-time" presentation:user-transformed="true">
        <draw:text-box>
          <text:p text:style-name="MP10"><text:span text:style-name="MT3"><text:date style:data-style-name="D1" text:date-value="2018-04-02">02/04/2018</text:date></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8.39cm" svg:height="10.344cm" svg:x="0.241cm" svg:y="2.096cm" presentation:class="page"/>
        <draw:frame presentation:style-name="Blank-notes" draw:layer="backgroundobjects" svg:width="15.098cm" svg:height="12.413cm" svg:x="1.887cm" svg:y="13.103cm" presentation:class="notes" presentation:placeholder="true">
          <draw:text-box/>
        </draw:frame>
        <draw:frame presentation:style-name="Mpr6" draw:text-style-name="MP2" draw:layer="backgroundobjects" svg:width="8.19cm" svg:height="1.378cm" svg:x="0cm" svg:y="0cm" presentation:class="header">
          <draw:text-box>
            <text:p text:style-name="MP1"><presentation:header/></text:p>
          </draw:text-box>
        </draw:frame>
        <draw:frame presentation:style-name="Mpr6" draw:text-style-name="MP4" draw:layer="backgroundobjects" svg:width="8.19cm" svg:height="1.378cm" svg:x="10.683cm" svg:y="0cm" presentation:class="date-time">
          <draw:text-box>
            <text:p text:style-name="MP3"><presentation:date-time/></text:p>
          </draw:text-box>
        </draw:frame>
        <draw:frame presentation:style-name="Mpr7" draw:text-style-name="MP2" draw:layer="backgroundobjects" svg:width="8.19cm" svg:height="1.378cm" svg:x="0cm" svg:y="26.208cm" presentation:class="footer">
          <draw:text-box>
            <text:p text:style-name="MP1"><presentation:footer/></text:p>
          </draw:text-box>
        </draw:frame>
        <draw:frame presentation:style-name="Mpr7" draw:text-style-name="MP4" draw:layer="backgroundobjects" svg:width="8.19cm" svg:height="1.378cm" svg:x="10.683cm" svg:y="26.208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Marine Yvon</meta:initial-creator>
    <meta:editing-cycles>951</meta:editing-cycles>
    <meta:print-date>2015-09-07T08:23:48</meta:print-date>
    <meta:creation-date>2015-09-03T16:01:15</meta:creation-date>
    <dc:date>2018-04-02T19:48:27.044230350</dc:date>
    <meta:editing-duration>P18DT8H31M17S</meta:editing-duration>
    <meta:generator>LibreOffice/5.1.6.2$Linux_X86_64 LibreOffice_project/10m0$Build-2</meta:generator>
    <meta:document-statistic meta:object-count="93"/>
    <meta:user-defined meta:name="AppVersion">12.0000</meta:user-defined>
    <meta:user-defined meta:name="Company">IBM Corporatio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Personnalisé</meta:user-defined>
    <meta:user-defined meta:name="ScaleCrop" meta:value-type="boolean">false</meta:user-defined>
    <meta:user-defined meta:name="ShareDoc" meta:value-type="boolean">false</meta:user-defined>
    <meta:user-defined meta:name="Slides" meta:value-type="float">3</meta:user-defined>
  </office:meta>
</office:document-meta>
</file>